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9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73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arkup</text:p>
          </table:table-cell>
          <table:table-cell office:value-type="string" calcext:value-type="string">
            <text:p>Markup</text:p>
          </table:table-cell>
          <table:table-cell table:formula="of:=&quot;('&quot;&amp;[.A1]&amp;&quot;','&quot;&amp;[.B1]&amp;&quot;'),&quot;" office:value-type="string" office:string-value="('markup','Markup')," calcext:value-type="string">
            <text:p>('markup','Markup'),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CSS</text:p>
          </table:table-cell>
          <table:table-cell table:formula="of:=&quot;('&quot;&amp;[.A2]&amp;&quot;','&quot;&amp;[.B2]&amp;&quot;'),&quot;" office:value-type="string" office:string-value="('css','CSS')," calcext:value-type="string">
            <text:p>('css','CSS'),</text:p>
          </table:table-cell>
        </table:table-row>
        <table:table-row table:style-name="ro1">
          <table:table-cell office:value-type="string" calcext:value-type="string">
            <text:p>clike</text:p>
          </table:table-cell>
          <table:table-cell office:value-type="string" calcext:value-type="string">
            <text:p>Clike</text:p>
          </table:table-cell>
          <table:table-cell table:formula="of:=&quot;('&quot;&amp;[.A3]&amp;&quot;','&quot;&amp;[.B3]&amp;&quot;'),&quot;" office:value-type="string" office:string-value="('clike','Clike')," calcext:value-type="string">
            <text:p>('clike','Clike'),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Javascript</text:p>
          </table:table-cell>
          <table:table-cell table:formula="of:=&quot;('&quot;&amp;[.A4]&amp;&quot;','&quot;&amp;[.B4]&amp;&quot;'),&quot;" office:value-type="string" office:string-value="('javascript','Javascript')," calcext:value-type="string">
            <text:p>('javascript','Javascript'),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formula="of:=&quot;('&quot;&amp;[.A5]&amp;&quot;','&quot;&amp;[.B5]&amp;&quot;'),&quot;" office:value-type="string" office:string-value="('bash','Bash')," calcext:value-type="string">
            <text:p>('bash','Bash'),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formula="of:=&quot;('&quot;&amp;[.A6]&amp;&quot;','&quot;&amp;[.B6]&amp;&quot;'),&quot;" office:value-type="string" office:string-value="('basic','Basic')," calcext:value-type="string">
            <text:p>('basic','Basic'),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Django</text:p>
          </table:table-cell>
          <table:table-cell table:formula="of:=&quot;('&quot;&amp;[.A7]&amp;&quot;','&quot;&amp;[.B7]&amp;&quot;'),&quot;" office:value-type="string" office:string-value="('django','Django')," calcext:value-type="string">
            <text:p>('django','Django'),</text:p>
          </table:table-cell>
        </table:table-row>
        <table:table-row table:style-name="ro1">
          <table:table-cell office:value-type="string" calcext:value-type="string">
            <text:p>dns-zone-file</text:p>
          </table:table-cell>
          <table:table-cell office:value-type="string" calcext:value-type="string">
            <text:p>DNS-Zone-File</text:p>
          </table:table-cell>
          <table:table-cell table:formula="of:=&quot;('&quot;&amp;[.A8]&amp;&quot;','&quot;&amp;[.B8]&amp;&quot;'),&quot;" office:value-type="string" office:string-value="('dns-zone-file','DNS-Zone-File')," calcext:value-type="string">
            <text:p>('dns-zone-file','DNS-Zone-File'),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it</text:p>
          </table:table-cell>
          <table:table-cell table:formula="of:=&quot;('&quot;&amp;[.A9]&amp;&quot;','&quot;&amp;[.B9]&amp;&quot;'),&quot;" office:value-type="string" office:string-value="('git','Git')," calcext:value-type="string">
            <text:p>('git','Git'),</text:p>
          </table:table-cell>
        </table:table-row>
        <table:table-row table:style-name="ro1">
          <table:table-cell office:value-type="string" calcext:value-type="string">
            <text:p>markup-templating</text:p>
          </table:table-cell>
          <table:table-cell office:value-type="string" calcext:value-type="string">
            <text:p>Markup-Templating</text:p>
          </table:table-cell>
          <table:table-cell table:formula="of:=&quot;('&quot;&amp;[.A10]&amp;&quot;','&quot;&amp;[.B10]&amp;&quot;'),&quot;" office:value-type="string" office:string-value="('markup-templating','Markup-Templating')," calcext:value-type="string">
            <text:p>('markup-templating','Markup-Templating'),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Nginx</text:p>
          </table:table-cell>
          <table:table-cell table:formula="of:=&quot;('&quot;&amp;[.A11]&amp;&quot;','&quot;&amp;[.B11]&amp;&quot;'),&quot;" office:value-type="string" office:string-value="('nginx','Nginx')," calcext:value-type="string">
            <text:p>('nginx','Nginx'),</text:p>
          </table:table-cell>
        </table:table-row>
        <table:table-row table:style-name="ro1">
          <table:table-cell office:value-type="string" calcext:value-type="string">
            <text:p>pythonr</text:p>
          </table:table-cell>
          <table:table-cell office:value-type="string" calcext:value-type="string">
            <text:p>Pythonr</text:p>
          </table:table-cell>
          <table:table-cell table:formula="of:=&quot;('&quot;&amp;[.A12]&amp;&quot;','&quot;&amp;[.B12]&amp;&quot;'),&quot;" office:value-type="string" office:string-value="('pythonr','Pythonr')," calcext:value-type="string">
            <text:p>('pythonr','Pythonr'),</text:p>
          </table:table-cell>
        </table:table-row>
        <table:table-row table:style-name="ro1">
          <table:table-cell office:value-type="string" calcext:value-type="string">
            <text:p>jsx</text:p>
          </table:table-cell>
          <table:table-cell office:value-type="string" calcext:value-type="string">
            <text:p>Jsx</text:p>
          </table:table-cell>
          <table:table-cell table:formula="of:=&quot;('&quot;&amp;[.A13]&amp;&quot;','&quot;&amp;[.B13]&amp;&quot;'),&quot;" office:value-type="string" office:string-value="('jsx','Jsx')," calcext:value-type="string">
            <text:p>('jsx','Jsx'),</text:p>
          </table:table-cell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Tsx</text:p>
          </table:table-cell>
          <table:table-cell table:formula="of:=&quot;('&quot;&amp;[.A14]&amp;&quot;','&quot;&amp;[.B14]&amp;&quot;'),&quot;" office:value-type="string" office:string-value="('tsx','Tsx')," calcext:value-type="string">
            <text:p>('tsx','Tsx'),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Sql</text:p>
          </table:table-cell>
          <table:table-cell table:formula="of:=&quot;('&quot;&amp;[.A15]&amp;&quot;','&quot;&amp;[.B15]&amp;&quot;'),&quot;" office:value-type="string" office:string-value="('sql','Sql')," calcext:value-type="string">
            <text:p>('sql','Sql'),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Typescript</text:p>
          </table:table-cell>
          <table:table-cell table:formula="of:=&quot;('&quot;&amp;[.A16]&amp;&quot;','&quot;&amp;[.B16]&amp;&quot;'),&quot;" office:value-type="string" office:string-value="('typescript','Typescript')," calcext:value-type="string">
            <text:p>('typescript','Typescript'),</text:p>
          </table:table-cell>
        </table:table-row>
        <table:table-row table:style-name="ro1">
          <table:table-cell office:value-type="string" calcext:value-type="string">
            <text:p>visual-basic</text:p>
          </table:table-cell>
          <table:table-cell office:value-type="string" calcext:value-type="string">
            <text:p>Visual-Basic</text:p>
          </table:table-cell>
          <table:table-cell table:formula="of:=&quot;('&quot;&amp;[.A17]&amp;&quot;','&quot;&amp;[.B17]&amp;&quot;'),&quot;" office:value-type="string" office:string-value="('visual-basic','Visual-Basic')," calcext:value-type="string">
            <text:p>('visual-basic','Visual-Basic'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1:26:02.607160035</meta:creation-date>
    <dc:date>2020-05-26T01:33:04.496489851</dc:date>
    <meta:editing-duration>PT7M3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